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1.5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9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heads_20_13" draw:marker-end-width="0.3cm" draw:fill="none" draw:textarea-vertical-align="middle"/>
    </style:style>
    <style:style style:name="gr5" style:family="graphic" style:parent-style-name="objectwithoutfill">
      <style:graphic-properties draw:marker-end="Arrowheads_20_14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heads_20_17" draw:marker-end-width="0.3cm" draw:fill="none" draw:textarea-vertical-align="middle"/>
    </style:style>
    <style:style style:name="gr8" style:family="graphic" style:parent-style-name="objectwithoutfill">
      <style:graphic-properties draw:marker-end="Arrowheads_20_19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11" style:family="graphic" style:parent-style-name="objectwithoutfill">
      <style:graphic-properties draw:marker-end="Arrowheads_20_20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7.68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0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23" style:family="graphic" style:parent-style-name="objectwithoutfill">
      <style:graphic-properties draw:marker-end="Arrowheads_20_21" draw:marker-end-width="0.3cm" draw:fill="none" draw:textarea-vertical-align="middle"/>
    </style:style>
    <style:style style:name="gr24" style:family="graphic" style:parent-style-name="objectwithoutfill">
      <style:graphic-properties draw:marker-end="Arrowheads_20_22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26" style:family="graphic" style:parent-style-name="objectwithoutfill">
      <style:graphic-properties draw:marker-end="Arrowheads_20_23" draw:marker-end-width="0.3cm" draw:fill="none" draw:textarea-vertical-align="middle"/>
    </style:style>
    <style:style style:name="gr27" style:family="graphic" style:parent-style-name="objectwithoutfill">
      <style:graphic-properties draw:marker-end="Arrowheads_20_25" draw:marker-end-width="0.3cm" draw:fill="none" draw:textarea-vertical-align="middle"/>
    </style:style>
    <style:style style:name="gr28" style:family="graphic" style:parent-style-name="objectwithoutfill">
      <style:graphic-properties draw:marker-end="Arrowheads_20_27" draw:marker-end-width="0.3cm" draw:fill="none" draw:textarea-vertical-align="middle"/>
    </style:style>
    <style:style style:name="gr29" style:family="graphic" style:parent-style-name="objectwithoutfill">
      <style:graphic-properties draw:marker-end="Arrowheads_20_28" draw:marker-end-width="0.3cm" draw:fill="none" draw:textarea-vertical-align="middle"/>
    </style:style>
    <style:style style:name="gr30" style:family="graphic" style:parent-style-name="objectwithoutfill">
      <style:graphic-properties draw:marker-end="Arrowheads_20_29" draw:marker-end-width="0.3cm" draw:fill="none" draw:textarea-vertical-align="middle"/>
    </style:style>
    <style:style style:name="gr31" style:family="graphic" style:parent-style-name="objectwithoutfill">
      <style:graphic-properties draw:marker-end="Arrowheads_20_30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2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2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0.41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368cm" fo:min-width="1.118cm"/>
      <style:paragraph-properties style:writing-mode="lr-tb"/>
    </style:style>
    <style:style style:name="gr37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42" style:family="graphic" style:parent-style-name="objectwithoutfill">
      <style:graphic-properties draw:marker-end="Arrowheads_20_7" draw:marker-end-width="0.3cm" draw:fill="none" draw:textarea-vertical-align="middle"/>
    </style:style>
    <style:style style:name="gr43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66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14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6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6cm" fo:min-width="8.659cm"/>
      <style:paragraph-properties style:writing-mode="lr-tb"/>
    </style:style>
    <style:style style:name="P1" style:family="paragraph">
      <style:text-properties style:font-name="Go Mono"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style:font-name="Go Mono" fo:font-size="8pt" style:font-size-asian="8pt" style:font-size-complex="8pt"/>
    </style:style>
    <style:style style:name="P3" style:family="paragraph">
      <style:paragraph-properties fo:text-align="center" style:writing-mode="lr-tb"/>
      <style:text-properties style:font-name="Go Mono" fo:font-size="12pt"/>
    </style:style>
    <style:style style:name="P4" style:family="paragraph">
      <loext:graphic-properties draw:fill-color="#000000"/>
      <style:paragraph-properties fo:text-align="center"/>
      <style:text-properties style:font-name="Go Mono"/>
    </style:style>
    <style:style style:name="P5" style:family="paragraph">
      <loext:graphic-properties draw:fill="none"/>
      <style:paragraph-properties fo:text-align="center"/>
      <style:text-properties style:font-name="Go Mono"/>
    </style:style>
    <style:style style:name="P6" style:family="paragraph">
      <style:text-properties style:font-name="Go Mono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Go Mono" fo:font-size="12pt"/>
    </style:style>
    <style:style style:name="P8" style:family="paragraph">
      <style:paragraph-properties fo:text-align="center"/>
      <style:text-properties style:font-name="Go Mono"/>
    </style:style>
    <style:style style:name="P9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font-name="Go Mono" fo:font-size="12pt"/>
    </style:style>
    <style:style style:name="P10" style:family="paragraph">
      <style:text-properties style:font-name="Go Mono"/>
    </style:style>
    <style:style style:name="P11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style:font-name="DejaVu Serif Condensed" fo:font-weight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  <style:text-properties style:font-name="DejaVu Serif Condensed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 style:writing-mode="lr-tb"/>
      <style:text-properties style:font-name="DejaVu Serif Condensed"/>
    </style:style>
    <style:style style:name="P17" style:family="paragraph">
      <loext:graphic-properties draw:fill="none"/>
      <style:paragraph-properties fo:text-align="center"/>
      <style:text-properties style:font-name="DejaVu Serif Condensed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="none"/>
      <style:paragraph-properties fo:margin-left="0cm" fo:margin-right="0cm" fo:text-align="center" fo:text-indent="0cm" style:writing-mode="lr-tb"/>
      <style:text-properties style:font-name="DejaVu Serif Condensed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Go Mono" fo:font-size="12pt"/>
    </style:style>
    <style:style style:name="T3" style:family="text">
      <style:text-properties fo:color="#0f3cd5" loext:opacity="100%" style:font-name="Go Mono" fo:font-size="12pt" fo:font-style="normal" style:text-underline-style="none" fo:font-weight="bold"/>
    </style:style>
    <style:style style:name="T4" style:family="text">
      <style:text-properties style:font-name="DejaVu Serif Condensed" fo:font-weight="bold"/>
    </style:style>
    <style:style style:name="T5" style:family="text">
      <style:text-properties style:font-name="DejaVu Serif Condensed" fo:font-weight="normal" style:font-weight-asian="normal" style:font-weight-complex="normal"/>
    </style:style>
    <style:style style:name="T6" style:family="text">
      <style:text-properties style:font-name="DejaVu Serif Condense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size="12pt" fo:font-style="normal" fo:text-shadow="none" style:text-underline-style="none" fo:font-weight="normal" style:letter-kerning="true" fo:background-color="transparent" style:font-name-asian="Noto Sans Mono CJK JP Regular" style:font-size-asian="12pt" style:language-asian="zxx" style:country-asian="none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26cm" svg:height="0.577cm" svg:x="9.4cm" svg:y="8.2cm">
          <draw:text-box>
            <text:p text:style-name="P1"><text:span text:style-name="T1">Cross In</text:span></text:p>
          </draw:text-box>
        </draw:frame>
        <draw:custom-shape draw:style-name="gr2" draw:text-style-name="P3" draw:layer="layout" svg:width="4.4cm" svg:height="1cm" svg:x="10.804cm" svg:y="16.5cm">
          <text:p text:style-name="P3">Main Shif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2cm" svg:height="0.2cm" svg:x="15.90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cm" svg:height="0.2cm" svg:x="15.904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004cm" svg:y1="17cm" svg:x2="6.104cm" svg:y2="17cm">
          <text:p/>
        </draw:line>
        <draw:line draw:style-name="gr5" draw:text-style-name="P5" draw:layer="layout" svg:x1="5.004cm" svg:y1="21cm" svg:x2="6.104cm" svg:y2="21cm">
          <text:p/>
        </draw:line>
        <draw:custom-shape draw:style-name="gr3" draw:text-style-name="P4" draw:layer="layout" svg:width="0.2cm" svg:height="0.2cm" svg:x="4.904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1cm" svg:x="10.804cm" svg:y="20.5cm">
          <text:p text:style-name="P3">Unison Shifter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004cm" svg:y1="17cm" svg:x2="5.004cm" svg:y2="21cm">
          <text:p/>
        </draw:line>
        <draw:line draw:style-name="gr6" draw:text-style-name="P5" draw:layer="layout" svg:x1="3.504cm" svg:y1="19cm" svg:x2="5.004cm" svg:y2="19cm">
          <text:p/>
        </draw:line>
        <draw:line draw:style-name="gr7" draw:text-style-name="P5" draw:layer="layout" svg:x1="6.9cm" svg:y1="17cm" svg:x2="9.204cm" svg:y2="17cm">
          <text:p/>
        </draw:line>
        <draw:line draw:style-name="gr7" draw:text-style-name="P5" draw:layer="layout" svg:x1="6.9cm" svg:y1="21cm" svg:x2="9.204cm" svg:y2="21cm">
          <text:p/>
        </draw:line>
        <draw:line draw:style-name="gr8" draw:text-style-name="P5" draw:layer="layout" svg:x1="6.504cm" svg:y1="19.5cm" svg:x2="6.504cm" svg:y2="20.6cm">
          <text:p/>
        </draw:line>
        <draw:line draw:style-name="gr8" draw:text-style-name="P5" draw:layer="layout" svg:x1="6.504cm" svg:y1="18.5cm" svg:x2="6.504cm" svg:y2="17.4cm">
          <text:p/>
        </draw:line>
        <draw:line draw:style-name="gr6" draw:text-style-name="P5" draw:layer="layout" svg:x1="6.504cm" svg:y1="19.5cm" svg:x2="7.504cm" svg:y2="18.5cm">
          <text:p/>
        </draw:line>
        <draw:line draw:style-name="gr6" draw:text-style-name="P5" draw:layer="layout" svg:x1="16.004cm" svg:y1="15.5cm" svg:x2="16.004cm" svg:y2="18.5cm">
          <text:p/>
        </draw:line>
        <draw:line draw:style-name="gr6" draw:text-style-name="P5" draw:layer="layout" svg:x1="16.004cm" svg:y1="22.5cm" svg:x2="16.004cm" svg:y2="19.5cm">
          <text:p/>
        </draw:line>
        <draw:line draw:style-name="gr6" draw:text-style-name="P5" draw:layer="layout" svg:x1="7.504cm" svg:y1="19.5cm" svg:x2="6.504cm" svg:y2="18.5cm">
          <text:p/>
        </draw:line>
        <draw:frame draw:style-name="gr9" draw:text-style-name="P7" draw:layer="layout" svg:width="1.772cm" svg:height="0.747cm" svg:x="2.004cm" svg:y="18.6cm">
          <draw:text-box>
            <text:p text:style-name="P6">Input</text:p>
          </draw:text-box>
        </draw:frame>
        <draw:frame draw:style-name="gr10" draw:text-style-name="P7" draw:layer="layout" svg:width="2.026cm" svg:height="0.747cm" svg:x="19.004cm" svg:y="18.6cm">
          <draw:text-box>
            <text:p text:style-name="P6">Output</text:p>
          </draw:text-box>
        </draw:frame>
        <draw:line draw:style-name="gr6" draw:text-style-name="P5" draw:layer="layout" svg:x1="15.204cm" svg:y1="17cm" svg:x2="17.504cm" svg:y2="17cm">
          <text:p/>
        </draw:line>
        <draw:line draw:style-name="gr6" draw:text-style-name="P5" draw:layer="layout" svg:x1="15.204cm" svg:y1="21cm" svg:x2="17.504cm" svg:y2="21cm">
          <text:p/>
        </draw:line>
        <draw:line draw:style-name="gr6" draw:text-style-name="P5" draw:layer="layout" svg:x1="17.504cm" svg:y1="17cm" svg:x2="17.504cm" svg:y2="21cm">
          <text:p/>
        </draw:line>
        <draw:custom-shape draw:style-name="gr3" draw:text-style-name="P4" draw:layer="layout" svg:width="0.2cm" svg:height="0.2cm" svg:x="17.404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7.504cm" svg:y1="19cm" svg:x2="19.004cm" svg:y2="19cm">
          <text:p/>
        </draw:line>
        <draw:line draw:style-name="gr6" draw:text-style-name="P5" draw:layer="layout" svg:x1="7.5cm" svg:y1="18.5cm" svg:x2="16.004cm" svg:y2="18.5cm">
          <text:p/>
        </draw:line>
        <draw:line draw:style-name="gr6" draw:text-style-name="P5" draw:layer="layout" svg:x1="7.5cm" svg:y1="19.5cm" svg:x2="16.004cm" svg:y2="19.5cm">
          <text:p/>
        </draw:line>
        <draw:custom-shape draw:style-name="gr12" draw:text-style-name="P8" draw:layer="layout" svg:width="0.6cm" svg:height="0.5cm" draw:transform="rotate (1.5707963267949) translate (12.704cm 18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0.6cm" svg:height="0.5cm" draw:transform="rotate (1.5707963267949) translate (12.704cm 19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0.6cm" svg:height="0.5cm" draw:transform="rotate (-1.5707963267949) translate (17.104cm 1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0.6cm" svg:height="0.5cm" draw:transform="rotate (-1.5707963267949) translate (17.104cm 20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6.504cm" svg:y1="22.5cm" svg:x2="6.504cm" svg:y2="21.4cm">
          <text:p/>
        </draw:line>
        <draw:line draw:style-name="gr8" draw:text-style-name="P5" draw:layer="layout" svg:x1="6.504cm" svg:y1="15.5cm" svg:x2="6.504cm" svg:y2="16.6cm">
          <text:p/>
        </draw:line>
        <draw:line draw:style-name="gr6" draw:text-style-name="P5" draw:layer="layout" svg:x1="16cm" svg:y1="22.5cm" svg:x2="6.504cm" svg:y2="22.5cm">
          <text:p/>
        </draw:line>
        <draw:custom-shape draw:style-name="gr12" draw:text-style-name="P8" draw:layer="layout" svg:width="0.6cm" svg:height="0.5cm" draw:transform="rotate (1.5707963267949) translate (12.704cm 22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5" draw:layer="layout" svg:x1="16cm" svg:y1="15.5cm" svg:x2="6.504cm" svg:y2="15.5cm">
          <text:p/>
        </draw:line>
        <draw:custom-shape draw:style-name="gr12" draw:text-style-name="P8" draw:layer="layout" svg:width="0.6cm" svg:height="0.5cm" draw:transform="rotate (1.5707963267949) translate (12.704cm 15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7" draw:layer="layout" svg:width="1.01cm" svg:height="0.747cm" svg:x="12.104cm" svg:y="15.5cm">
          <draw:text-box>
            <text:p text:style-name="P6">a'</text:p>
          </draw:text-box>
        </draw:frame>
        <draw:frame draw:style-name="gr14" draw:text-style-name="P7" draw:layer="layout" svg:width="0.756cm" svg:height="0.747cm" svg:x="12.104cm" svg:y="19.5cm">
          <draw:text-box>
            <text:p text:style-name="P6">a</text:p>
          </draw:text-box>
        </draw:frame>
        <draw:frame draw:style-name="gr15" draw:text-style-name="P7" draw:layer="layout" svg:width="0.756cm" svg:height="0.747cm" svg:x="12.104cm" svg:y="17.753cm">
          <draw:text-box>
            <text:p text:style-name="P6">b</text:p>
          </draw:text-box>
        </draw:frame>
        <draw:frame draw:style-name="gr16" draw:text-style-name="P7" draw:layer="layout" svg:width="1.01cm" svg:height="0.747cm" svg:x="12.104cm" svg:y="21.753cm">
          <draw:text-box>
            <text:p text:style-name="P6">b'</text:p>
          </draw:text-box>
        </draw:frame>
        <draw:frame draw:style-name="gr17" draw:text-style-name="P7" draw:layer="layout" svg:width="11.932cm" svg:height="1.712cm" svg:x="3.968cm" svg:y="26.1cm">
          <draw:text-box>
            <text:p text:style-name="P6"><text:span text:style-name="T2">(a, a’) and (b, b') are `pitch cross` pairs.</text:span></text:p>
            <text:p text:style-name="P9"><text:span text:style-name="T2">(x, x') and (y, y') are `stereo cross` pairs.</text:span></text:p>
            <text:p text:style-name="P6">(c, c') is `unison mix` pair.</text:p>
          </draw:text-box>
        </draw:frame>
        <draw:frame draw:style-name="gr18" draw:text-style-name="P7" draw:layer="layout" svg:width="0.756cm" svg:height="0.747cm" svg:x="16.804cm" svg:y="16.253cm">
          <draw:text-box>
            <text:p text:style-name="P6">c</text:p>
          </draw:text-box>
        </draw:frame>
        <draw:frame draw:style-name="gr19" draw:text-style-name="P7" draw:layer="layout" svg:width="0.714cm" svg:height="0.747cm" svg:x="16.804cm" svg:y="16.254cm">
          <draw:text-box>
            <text:p text:style-name="P6">c</text:p>
          </draw:text-box>
        </draw:frame>
        <draw:frame draw:style-name="gr20" draw:text-style-name="P7" draw:layer="layout" svg:width="1.01cm" svg:height="0.747cm" svg:x="16.804cm" svg:y="21cm">
          <draw:text-box>
            <text:p text:style-name="P6">c'</text:p>
          </draw:text-box>
        </draw:frame>
        <draw:frame draw:style-name="gr21" draw:text-style-name="P11" draw:layer="layout" svg:width="3.804cm" svg:height="0.738cm" svg:x="2cm" svg:y="12.1cm">
          <draw:text-box>
            <text:p text:style-name="P10"><text:span text:style-name="T3">Pitch Shifter</text:span></text:p>
          </draw:text-box>
        </draw:frame>
        <draw:custom-shape draw:style-name="gr2" draw:text-style-name="P3" draw:layer="layout" svg:width="4.4cm" svg:height="1cm" svg:x="9cm" svg:y="5.2cm">
          <text:p text:style-name="P3">Pitch Shif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cm" svg:height="1cm" svg:x="9cm" svg:y="8.8cm">
          <text:p text:style-name="P3">Pitch Shifter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2cm" svg:height="1cm" svg:x="6.8cm" svg:y="7cm">
          <text:p text:style-name="P3">LFO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7.9cm" svg:y1="9.1cm" svg:x2="9cm" svg:y2="9.1cm">
          <text:p/>
        </draw:line>
        <draw:line draw:style-name="gr24" draw:text-style-name="P12" draw:layer="layout" svg:x1="7.9cm" svg:y1="5.9cm" svg:x2="9cm" svg:y2="5.9cm">
          <text:p/>
        </draw:line>
        <draw:g>
          <draw:custom-shape draw:style-name="gr25" draw:text-style-name="P3" draw:layer="layout" svg:width="0.8cm" svg:height="0.8cm" svg:x="6.104cm" svg:y="16.6cm">
            <text:p text:style-name="P3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2" draw:layer="layout" svg:x1="6.304cm" svg:y1="17cm" svg:x2="6.704cm" svg:y2="17cm">
            <text:p/>
          </draw:line>
          <draw:line draw:style-name="gr6" draw:text-style-name="P12" draw:layer="layout" svg:x1="6.504cm" svg:y1="17.2cm" svg:x2="6.504cm" svg:y2="16.8cm">
            <text:p/>
          </draw:line>
        </draw:g>
        <draw:g>
          <draw:custom-shape draw:style-name="gr25" draw:text-style-name="P3" draw:layer="layout" svg:width="0.8cm" svg:height="0.8cm" svg:x="6.104cm" svg:y="2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2" draw:layer="layout" svg:x1="6.304cm" svg:y1="21cm" svg:x2="6.704cm" svg:y2="21cm">
            <text:p/>
          </draw:line>
          <draw:line draw:style-name="gr6" draw:text-style-name="P12" draw:layer="layout" svg:x1="6.504cm" svg:y1="21.2cm" svg:x2="6.504cm" svg:y2="20.8cm">
            <text:p/>
          </draw:line>
        </draw:g>
        <draw:line draw:style-name="gr26" draw:text-style-name="P12" draw:layer="layout" svg:x1="13.4cm" svg:y1="5.5cm" svg:x2="15cm" svg:y2="5.5cm">
          <text:p/>
        </draw:line>
        <draw:line draw:style-name="gr26" draw:text-style-name="P12" draw:layer="layout" svg:x1="13.4cm" svg:y1="9.5cm" svg:x2="15cm" svg:y2="9.5cm">
          <text:p/>
        </draw:line>
        <draw:line draw:style-name="gr6" draw:text-style-name="P12" draw:layer="layout" svg:x1="13cm" svg:y1="8.3cm" svg:x2="11.4cm" svg:y2="6.7cm">
          <text:p/>
        </draw:line>
        <draw:line draw:style-name="gr6" draw:text-style-name="P12" draw:layer="layout" svg:x1="13cm" svg:y1="6.7cm" svg:x2="11.4cm" svg:y2="8.3cm">
          <text:p/>
        </draw:line>
        <draw:line draw:style-name="gr6" draw:text-style-name="P12" draw:layer="layout" svg:x1="13cm" svg:y1="6.2cm" svg:x2="13cm" svg:y2="6.7cm">
          <text:p/>
        </draw:line>
        <draw:line draw:style-name="gr27" draw:text-style-name="P12" draw:layer="layout" svg:x1="6cm" svg:y1="5.5cm" svg:x2="9cm" svg:y2="5.5cm">
          <text:p/>
        </draw:line>
        <draw:line draw:style-name="gr27" draw:text-style-name="P12" draw:layer="layout" svg:x1="6cm" svg:y1="9.5cm" svg:x2="9cm" svg:y2="9.5cm">
          <text:p/>
        </draw:line>
        <draw:g>
          <draw:custom-shape draw:style-name="gr25" draw:text-style-name="P3" draw:layer="layout" svg:width="0.8cm" svg:height="0.8cm" svg:x="9.204cm" svg:y="1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2" draw:layer="layout" svg:x1="9.404cm" svg:y1="17cm" svg:x2="9.804cm" svg:y2="17cm">
            <text:p/>
          </draw:line>
          <draw:line draw:style-name="gr6" draw:text-style-name="P12" draw:layer="layout" svg:x1="9.604cm" svg:y1="17.2cm" svg:x2="9.604cm" svg:y2="16.8cm">
            <text:p/>
          </draw:line>
        </draw:g>
        <draw:line draw:style-name="gr7" draw:text-style-name="P5" draw:layer="layout" svg:x1="10.004cm" svg:y1="17cm" svg:x2="10.804cm" svg:y2="17cm">
          <text:p/>
        </draw:line>
        <draw:g>
          <draw:custom-shape draw:style-name="gr25" draw:text-style-name="P3" draw:layer="layout" svg:width="0.8cm" svg:height="0.8cm" svg:x="9.204cm" svg:y="2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2" draw:layer="layout" svg:x1="9.404cm" svg:y1="21cm" svg:x2="9.804cm" svg:y2="21cm">
            <text:p/>
          </draw:line>
          <draw:line draw:style-name="gr6" draw:text-style-name="P12" draw:layer="layout" svg:x1="9.604cm" svg:y1="21.2cm" svg:x2="9.604cm" svg:y2="20.8cm">
            <text:p/>
          </draw:line>
        </draw:g>
        <draw:custom-shape draw:style-name="gr12" draw:text-style-name="P8" draw:layer="layout" svg:width="0.6cm" svg:height="0.5cm" draw:transform="rotate (-1.5707963267949) translate (8.704cm 1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0.6cm" svg:height="0.5cm" draw:transform="rotate (-1.5707963267949) translate (8.704cm 20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10.004cm" svg:y1="21cm" svg:x2="10.804cm" svg:y2="21cm">
          <text:p/>
        </draw:line>
        <draw:line draw:style-name="gr28" draw:text-style-name="P12" draw:layer="layout" svg:x1="9.6cm" svg:y1="24cm" svg:x2="9.604cm" svg:y2="21.4cm">
          <text:p/>
        </draw:line>
        <draw:line draw:style-name="gr28" draw:text-style-name="P12" draw:layer="layout" svg:x1="9.6cm" svg:y1="14cm" svg:x2="9.604cm" svg:y2="16.6cm">
          <text:p/>
        </draw:line>
        <draw:custom-shape draw:style-name="gr12" draw:text-style-name="P8" draw:layer="layout" svg:width="0.6cm" svg:height="0.5cm" svg:x="9.304cm" svg:y="22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0.6cm" svg:height="0.5cm" draw:transform="rotate (-3.14159265358979) translate (9.904cm 15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7" draw:layer="layout" svg:width="0.756cm" svg:height="0.747cm" svg:x="8.048cm" svg:y="16.053cm">
          <draw:text-box>
            <text:p text:style-name="P6">x</text:p>
          </draw:text-box>
        </draw:frame>
        <draw:frame draw:style-name="gr15" draw:text-style-name="P7" draw:layer="layout" svg:width="1.01cm" svg:height="0.747cm" svg:x="9.804cm" svg:y="14.6cm">
          <draw:text-box>
            <text:p text:style-name="P6">x'</text:p>
          </draw:text-box>
        </draw:frame>
        <draw:frame draw:style-name="gr15" draw:text-style-name="P7" draw:layer="layout" svg:width="1.01cm" svg:height="0.747cm" svg:x="9.904cm" svg:y="22.7cm">
          <draw:text-box>
            <text:p text:style-name="P6">y'</text:p>
          </draw:text-box>
        </draw:frame>
        <draw:frame draw:style-name="gr15" draw:text-style-name="P7" draw:layer="layout" svg:width="0.756cm" svg:height="0.747cm" svg:x="8.048cm" svg:y="21.2cm">
          <draw:text-box>
            <text:p text:style-name="P6">y</text:p>
          </draw:text-box>
        </draw:frame>
        <draw:frame draw:style-name="gr9" draw:text-style-name="P7" draw:layer="layout" svg:width="3.804cm" svg:height="0.747cm" svg:x="10cm" svg:y="13.553cm">
          <draw:text-box>
            <text:p text:style-name="P6">Main Cross In</text:p>
          </draw:text-box>
        </draw:frame>
        <draw:frame draw:style-name="gr9" draw:text-style-name="P7" draw:layer="layout" svg:width="4.312cm" svg:height="0.747cm" svg:x="10cm" svg:y="23.7cm">
          <draw:text-box>
            <text:p text:style-name="P6">Unison Cross In</text:p>
          </draw:text-box>
        </draw:frame>
        <draw:custom-shape draw:style-name="gr3" draw:text-style-name="P4" draw:layer="layout" svg:width="0.2cm" svg:height="0.2cm" svg:x="7.4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cm" svg:height="0.2cm" svg:x="7.4cm" svg:y="2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2" draw:layer="layout" svg:x1="7.5cm" svg:y1="13cm" svg:x2="10cm" svg:y2="13cm">
          <text:p/>
        </draw:line>
        <draw:frame draw:style-name="gr9" draw:text-style-name="P7" draw:layer="layout" svg:width="4.058cm" svg:height="0.747cm" svg:x="10cm" svg:y="12.653cm">
          <draw:text-box>
            <text:p text:style-name="P6">Main Cross Out</text:p>
          </draw:text-box>
        </draw:frame>
        <draw:line draw:style-name="gr29" draw:text-style-name="P12" draw:layer="layout" svg:x1="7.5cm" svg:y1="25cm" svg:x2="10cm" svg:y2="25cm">
          <text:p/>
        </draw:line>
        <draw:frame draw:style-name="gr9" draw:text-style-name="P7" draw:layer="layout" svg:width="4.566cm" svg:height="0.747cm" svg:x="9.988cm" svg:y="24.6cm">
          <draw:text-box>
            <text:p text:style-name="P6">Unison Cross Out</text:p>
          </draw:text-box>
        </draw:frame>
        <draw:line draw:style-name="gr6" draw:text-style-name="P12" draw:layer="layout" svg:x1="7.5cm" svg:y1="21cm" svg:x2="7.5cm" svg:y2="25cm">
          <text:p/>
        </draw:line>
        <draw:line draw:style-name="gr6" draw:text-style-name="P12" draw:layer="layout" svg:x1="7.5cm" svg:y1="16.9cm" svg:x2="7.5cm" svg:y2="13cm">
          <text:p/>
        </draw:line>
        <draw:line draw:style-name="gr6" draw:text-style-name="P12" draw:layer="layout" svg:x1="10cm" svg:y1="14cm" svg:x2="9.6cm" svg:y2="14cm">
          <text:p/>
        </draw:line>
        <draw:line draw:style-name="gr6" draw:text-style-name="P12" draw:layer="layout" svg:x1="10cm" svg:y1="24cm" svg:x2="9.6cm" svg:y2="24cm">
          <text:p/>
        </draw:line>
        <draw:line draw:style-name="gr6" draw:text-style-name="P12" draw:layer="layout" svg:x1="7.9cm" svg:y1="7cm" svg:x2="7.9cm" svg:y2="5.9cm">
          <text:p/>
        </draw:line>
        <draw:line draw:style-name="gr6" draw:text-style-name="P12" draw:layer="layout" svg:x1="7.9cm" svg:y1="8cm" svg:x2="7.9cm" svg:y2="9.1cm">
          <text:p/>
        </draw:line>
        <draw:line draw:style-name="gr6" draw:text-style-name="P12" draw:layer="layout" svg:x1="13cm" svg:y1="8.8cm" svg:x2="13cm" svg:y2="8.3cm">
          <text:p/>
        </draw:line>
        <draw:line draw:style-name="gr30" draw:text-style-name="P12" draw:layer="layout" svg:x1="11.4cm" svg:y1="8.3cm" svg:x2="11.4cm" svg:y2="8.8cm">
          <text:p/>
        </draw:line>
        <draw:line draw:style-name="gr31" draw:text-style-name="P12" draw:layer="layout" svg:x1="11.4cm" svg:y1="6.7cm" svg:x2="11.4cm" svg:y2="6.2cm">
          <text:p/>
        </draw:line>
        <draw:frame draw:style-name="gr1" draw:text-style-name="P2" draw:layer="layout" svg:width="2.026cm" svg:height="0.577cm" svg:x="13cm" svg:y="6.253cm">
          <draw:text-box>
            <text:p text:style-name="P1"><text:span text:style-name="T1">Cross Out</text:span></text:p>
          </draw:text-box>
        </draw:frame>
        <draw:frame draw:style-name="gr32" draw:text-style-name="P2" draw:layer="layout" svg:width="2.026cm" svg:height="0.577cm" svg:x="13cm" svg:y="8.2cm">
          <draw:text-box>
            <text:p text:style-name="P1"><text:span text:style-name="T1">Cross Out</text:span></text:p>
          </draw:text-box>
        </draw:frame>
        <draw:frame draw:style-name="gr1" draw:text-style-name="P2" draw:layer="layout" svg:width="2.026cm" svg:height="0.577cm" svg:x="9.4cm" svg:y="6.223cm">
          <draw:text-box>
            <text:p text:style-name="P1"><text:span text:style-name="T1">Cross In</text:span></text:p>
          </draw:text-box>
        </draw:frame>
        <draw:frame draw:style-name="gr33" draw:text-style-name="P2" draw:layer="layout" svg:width="1.857cm" svg:height="0.577cm" svg:x="6cm" svg:y="8.7cm">
          <draw:text-box>
            <text:p text:style-name="P1"><text:span text:style-name="T1">To Pitch</text:span></text:p>
          </draw:text-box>
        </draw:frame>
        <draw:frame draw:style-name="gr33" draw:text-style-name="P2" draw:layer="layout" svg:width="1.857cm" svg:height="0.577cm" svg:x="6cm" svg:y="5.8cm">
          <draw:text-box>
            <text:p text:style-name="P1"><text:span text:style-name="T1">To Pitch</text:span></text:p>
          </draw:text-box>
        </draw:frame>
        <draw:frame draw:style-name="gr34" draw:text-style-name="P2" draw:layer="layout" svg:width="1.349cm" svg:height="0.577cm" svg:x="7.651cm" svg:y="4.8cm">
          <draw:text-box>
            <text:p text:style-name="P1"><text:span text:style-name="T1">Input</text:span></text:p>
          </draw:text-box>
        </draw:frame>
        <draw:frame draw:style-name="gr34" draw:text-style-name="P2" draw:layer="layout" svg:width="1.349cm" svg:height="0.577cm" svg:x="7.651cm" svg:y="9.623cm">
          <draw:text-box>
            <text:p text:style-name="P1"><text:span text:style-name="T1">Input</text:span></text:p>
          </draw:text-box>
        </draw:frame>
        <draw:frame draw:style-name="gr34" draw:text-style-name="P2" draw:layer="layout" svg:width="1.518cm" svg:height="0.577cm" svg:x="13.351cm" svg:y="9.6cm">
          <draw:text-box>
            <text:p text:style-name="P1"><text:span text:style-name="T1">Output</text:span></text:p>
          </draw:text-box>
        </draw:frame>
        <draw:frame draw:style-name="gr34" draw:text-style-name="P2" draw:layer="layout" svg:width="1.518cm" svg:height="0.577cm" svg:x="13.4cm" svg:y="4.8cm">
          <draw:text-box>
            <text:p text:style-name="P1"><text:span text:style-name="T1">Output</text:span></text:p>
          </draw:text-box>
        </draw:frame>
        <draw:frame draw:style-name="gr9" draw:text-style-name="P7" draw:layer="layout" svg:width="2.28cm" svg:height="0.747cm" svg:x="3.7cm" svg:y="5.1cm">
          <draw:text-box>
            <text:p text:style-name="P6">L Input</text:p>
          </draw:text-box>
        </draw:frame>
        <draw:frame draw:style-name="gr9" draw:text-style-name="P7" draw:layer="layout" svg:width="2.28cm" svg:height="0.747cm" svg:x="3.7cm" svg:y="9.153cm">
          <draw:text-box>
            <text:p text:style-name="P6">R Input</text:p>
          </draw:text-box>
        </draw:frame>
        <draw:frame draw:style-name="gr9" draw:text-style-name="P7" draw:layer="layout" svg:width="2.534cm" svg:height="0.747cm" svg:x="15.02cm" svg:y="5.1cm">
          <draw:text-box>
            <text:p text:style-name="P6">L Output</text:p>
          </draw:text-box>
        </draw:frame>
        <draw:frame draw:style-name="gr9" draw:text-style-name="P7" draw:layer="layout" svg:width="2.534cm" svg:height="0.747cm" svg:x="15.02cm" svg:y="9.153cm">
          <draw:text-box>
            <text:p text:style-name="P6">R Output</text:p>
          </draw:text-box>
        </draw:frame>
        <draw:frame draw:style-name="gr21" draw:text-style-name="P11" draw:layer="layout" svg:width="4.312cm" svg:height="0.738cm" svg:x="2cm" svg:y="4.062cm">
          <draw:text-box>
            <text:p text:style-name="P10"><text:span text:style-name="T3">PitchShiftDelay</text:span></text:p>
          </draw:text-box>
        </draw:frame>
        <draw:frame draw:style-name="gr35" draw:text-style-name="P7" draw:layer="layout" svg:width="14.218cm" svg:height="0.8cm" svg:x="3.482cm" svg:y="10.7cm">
          <draw:text-box>
            <text:p text:style-name="P6"><text:span text:style-name="T2">Multirate and M-S components are omitted from diagram.</text:span></text:p>
          </draw:text-box>
        </draw:frame>
      </draw:page>
      <draw:page draw:name="page2" draw:style-name="dp1" draw:master-page-name="Default">
        <draw:custom-shape draw:style-name="gr36" draw:text-style-name="P13" xml:id="id1" draw:id="id1" draw:layer="layout" svg:width="2.286cm" svg:height="2.286cm" svg:x="3.54cm" svg:y="9.128cm">
          <text:p text:style-name="P13"><text:span text:style-name="T4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2" draw:id="id2" draw:layer="layout" svg:width="2.286cm" svg:height="2.286cm" svg:x="8.493cm" svg:y="9.128cm">
          <text:p text:style-name="P13"><text:span text:style-name="T4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5" draw:layer="layout" draw:type="curve" svg:x1="5.826cm" svg:y1="10.271cm" svg:x2="8.493cm" svg:y2="10.271cm" draw:start-shape="id1" draw:start-glue-point="10" draw:end-shape="id2" draw:end-glue-point="6" svg:d="M5826 10271h2667" svg:viewBox="0 0 2668 1">
          <text:p text:style-name="P14"><text:span text:style-name="T5">wptr=0</text:span></text:p>
          <text:p text:style-name="P14"><text:span text:style-name="T5">rptr=0</text:span></text:p>
        </draw:connector>
        <draw:custom-shape draw:style-name="gr36" draw:text-style-name="P13" xml:id="id3" draw:id="id3" draw:layer="layout" svg:width="2.286cm" svg:height="2.286cm" svg:x="15.351cm" svg:y="5.318cm">
          <text:p text:style-name="P13"><text:span text:style-name="T4">down</text:span></text:p>
          <text:p text:style-name="P13"><text:span text:style-name="T4">sh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6" draw:layer="layout" draw:type="curve" svg:x1="10.445cm" svg:y1="9.462cm" svg:x2="15.685cm" svg:y2="5.652cm" draw:start-shape="id2" draw:start-glue-point="11" draw:end-shape="id3" draw:end-glue-point="5" svg:d="M10445 9462c3931 0 1312-3810 5240-3810" svg:viewBox="0 0 5241 3811">
          <text:p text:style-name="P14"><text:span text:style-name="T6">A: pitch &lt; 1</text:span></text:p>
        </draw:connector>
        <draw:custom-shape draw:style-name="gr36" draw:text-style-name="P13" xml:id="id4" draw:id="id4" draw:layer="layout" svg:width="2.286cm" svg:height="2.286cm" svg:x="15.351cm" svg:y="12.684cm">
          <text:p text:style-name="P13"><text:span text:style-name="T4">up</text:span></text:p>
          <text:p text:style-name="P13"><text:span text:style-name="T4">shi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6" draw:layer="layout" draw:type="curve" svg:x1="10.445cm" svg:y1="11.08cm" svg:x2="15.685cm" svg:y2="14.636cm" draw:start-shape="id2" draw:start-glue-point="9" draw:end-shape="id4" draw:end-glue-point="7" svg:d="M10445 11080c3931 0 1312 3556 5240 3556" svg:viewBox="0 0 5241 3557">
          <text:p text:style-name="P14"><text:span text:style-name="T6">B: pitch &gt;= 1</text:span></text:p>
        </draw:connector>
        <draw:connector draw:style-name="gr40" draw:text-style-name="P16" draw:layer="layout" draw:type="curve" svg:x1="15.351cm" svg:y1="6.461cm" svg:x2="15.351cm" svg:y2="13.827cm" draw:start-shape="id3" draw:start-glue-point="6" draw:end-shape="id4" draw:end-glue-point="6" svg:d="M15351 6461c-769 0-769 7366 0 7366" svg:viewBox="0 0 578 7367">
          <text:p text:style-name="P14"><text:span text:style-name="T6">C: pitch &gt;= 1</text:span></text:p>
        </draw:connector>
        <draw:connector draw:style-name="gr41" draw:text-style-name="P16" draw:layer="layout" draw:type="curve" svg:x1="17.637cm" svg:y1="13.827cm" svg:x2="17.637cm" svg:y2="6.461cm" draw:start-shape="id4" draw:start-glue-point="10" draw:end-shape="id3" draw:end-glue-point="10" svg:d="M17637 13827c771 0 771-7366 0-7366" svg:viewBox="0 0 579 7367">
          <text:p text:style-name="P14"><text:span text:style-name="T6">D: pitch &lt; 1</text:span></text:p>
        </draw:connector>
        <draw:custom-shape draw:style-name="gr36" draw:text-style-name="P13" xml:id="id5" draw:id="id5" draw:layer="layout" svg:width="2.286cm" svg:height="2.286cm" svg:x="21.828cm" svg:y="9.128cm">
          <text:p text:style-name="P13"><text:span text:style-name="T4">r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7" draw:layer="layout" draw:type="curve" draw:line-skew="-4.692cm" svg:x1="22.971cm" svg:y1="9.128cm" svg:x2="9.636cm" svg:y2="9.128cm" draw:start-shape="id5" draw:start-glue-point="4" draw:end-shape="id2" draw:end-glue-point="4" svg:d="M22971 9128c0-7807-13335-7807-13335 0" svg:viewBox="0 0 13336 5856">
          <text:p/>
        </draw:connector>
        <draw:connector draw:style-name="gr43" draw:text-style-name="P19" draw:layer="layout" draw:type="curve" svg:x1="17.303cm" svg:y1="5.652cm" svg:x2="22.162cm" svg:y2="9.462cm" draw:start-shape="id3" draw:start-glue-point="11" draw:end-shape="id5" draw:end-glue-point="5" svg:d="M17303 5652c3645 0 1216 3810 4859 3810" svg:viewBox="0 0 4860 3811">
          <text:p text:style-name="P18"><text:span text:style-name="T6">E: rptr &lt;= wptr - delayTime</text:span></text:p>
        </draw:connector>
        <draw:connector draw:style-name="gr44" draw:text-style-name="P16" draw:layer="layout" draw:type="curve" svg:x1="17.303cm" svg:y1="14.636cm" svg:x2="22.162cm" svg:y2="11.08cm" draw:start-shape="id4" draw:start-glue-point="9" draw:end-shape="id5" draw:end-glue-point="7" svg:d="M17303 14636c3645 0 1216-3556 4859-3556" svg:viewBox="0 0 4860 3557">
          <text:p text:style-name="P14"><text:span text:style-name="T6">F: wptr &lt;= rptr</text:span></text:p>
        </draw:connector>
        <draw:frame draw:style-name="gr45" draw:text-style-name="P21" draw:layer="layout" svg:width="11.163cm" svg:height="1.505cm" svg:x="11.137cm" svg:y="15.995cm">
          <draw:text-box>
            <text:p text:style-name="P20">A: wptrからスタート。delayTime到達でrest。</text:p>
            <text:p text:style-name="P20">B: wptr - delayTimeからスタート。wptr到達でrest。</text:p>
          </draw:text-box>
        </draw:frame>
        <draw:frame draw:style-name="gr46" draw:text-style-name="P22" draw:layer="layout" svg:width="11.3cm" svg:height="2.759cm" svg:x="21.9cm" svg:y="2cm">
          <draw:text-box>
            <text:p text:style-name="P20">窓をrptrとwptrの位置から計算するとき、</text:p>
            <text:p text:style-name="P20">delayTimeが補間されていれば以下の条件は問題ない？</text:p>
            <text:p text:style-name="P20"><text:s text:c="2"/>- down shiftの終了間際にdelayTimeが短くなる</text:p>
            <text:p text:style-name="P20"><text:s text:c="2"/>- up shiftの開始直後にdelayTimeが長くなる</text:p>
          </draw:text-box>
        </draw:frame>
        <draw:frame draw:style-name="gr47" draw:text-style-name="P21" draw:layer="layout" svg:width="4.644cm" svg:height="0.878cm" svg:x="14.1cm" svg:y="2.1cm">
          <draw:text-box>
            <text:p>rest → start の条件？</text:p>
          </draw:text-box>
        </draw:frame>
        <draw:frame draw:style-name="gr48" draw:text-style-name="P21" draw:layer="layout" svg:width="4.368cm" svg:height="0.878cm" svg:x="26.4cm" svg:y="6.622cm">
          <draw:text-box>
            <text:p>rptrは1個でいい。</text:p>
          </draw:text-box>
        </draw:frame>
        <draw:frame draw:style-name="gr49" draw:text-style-name="P21" draw:layer="layout" svg:width="9.159cm" svg:height="2.366cm" svg:x="23.554cm" svg:y="12.3cm">
          <draw:text-box>
            <text:p>Eの巻き戻しを考慮した条件</text:p>
            <text:p><text:span text:style-name="T7">if wptr &gt;= </text:span>delayTime,</text:p>
            <text:p><text:span text:style-name="T7">then rptr &lt;= wptr – </text:span>delayTime,</text:p>
            <text:p><text:span text:style-name="T7">else rptr <text:s/>&lt;= wptr – delayTime + </text:span>bufferSize.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 Condensed" svg:font-family="'DejaVu Serif Condensed'" style:font-family-generic="roman" style:font-pitch="variable"/>
    <style:font-face style:name="DejaVu Serif Condensed1" svg:font-family="'DejaVu Serif Condensed'" style:font-adornments="Book" style:font-family-generic="roman" style:font-pitch="variable"/>
    <style:font-face style:name="Go Mono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1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1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2H47M32S</meta:editing-duration>
    <meta:editing-cycles>150</meta:editing-cycles>
    <meta:generator>LibreOffice/7.3.2.2$Windows_X86_64 LibreOffice_project/49f2b1bff42cfccbd8f788c8dc32c1c309559be0</meta:generator>
    <dc:title>A4_Landscape</dc:title>
    <dc:date>2022-06-12T17:47:17.852000000</dc:date>
    <meta:document-statistic meta:object-count="136"/>
    <meta:template xlink:type="simple" xlink:actuate="onRequest" xlink:title="A4_Landscape" xlink:href="../../AppData/Roaming/LibreOffice/4/user/template/A4_Landscape.otg" meta:date="2022-05-27T22:40:50.263000000"/>
  </office:meta>
</office:document-meta>
</file>